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2^[.A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2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3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B1]*[.D1])+([.B2]*[.D2])+([.B3]*[.D3])+([.B4]*[.D4])+([.B5]*[.D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4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5]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6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7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8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9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0]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1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2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3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4]"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5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6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7]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18]" office:value-type="float" office:value="131072" calcext:value-type="float">
            <text:p>1310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09:23:02.280634195</meta:creation-date>
    <dc:date>2018-09-11T09:31:00.613500940</dc:date>
    <meta:editing-duration>PT8M</meta:editing-duration>
    <meta:editing-cycles>1</meta:editing-cycles>
    <meta:document-statistic meta:table-count="1" meta:cell-count="42" meta:object-count="0"/>
    <meta:generator>LibreOffice/6.0.3.2$Linux_X86_64 LibreOffice_project/00m0$Build-2</meta:generator>
  </office:meta>
</office:document-meta>
</file>